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leObj1" manifest:media-type=""/>
  <manifest:file-entry manifest:full-path="layout-cache" manifest:media-type="application/binary"/>
  <manifest:file-entry manifest:full-path="OleObj1" manifest:media-type="application/octet-stream"/>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text-properties style:use-window-font-color="true" style:font-name="Liberation Serif" fo:font-size="18pt" fo:font-weight="bold"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2pt" fo:font-weight="normal" officeooo:paragraph-rsid="0026b2d9"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 fo:font-size="12pt" fo:font-weight="normal" officeooo:paragraph-rsid="002d64dc"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style:font-name="Liberation Serif" fo:font-size="12pt" fo:font-weight="normal" officeooo:paragraph-rsid="0046dc9f"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style:use-window-font-color="true" style:font-name="Liberation Serif" fo:font-size="12pt" fo:font-weight="normal" officeooo:paragraph-rsid="004a9061"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style:use-window-font-color="true" style:font-name="Liberation Serif" fo:font-size="12pt" fo:font-weight="bold" officeooo:paragraph-rsid="004a9061" fo:background-color="transparent" style:font-name-asian="Liberation Serif" style:font-name-complex="Liberation Serif"/>
    </style:style>
    <style:style style:name="P10"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paragraph-properties fo:margin-top="0cm" fo:margin-bottom="0.353cm" loext:contextual-spacing="false" fo:line-height="115%" fo:text-align="start" style:justify-single-word="false"/>
      <style:text-properties style:use-window-font-color="true" style:font-name="Liberation Serif" fo:font-size="12pt" fo:font-weight="normal" officeooo:paragraph-rsid="00118a43" fo:background-color="transparent" style:font-name-asian="Liberation Serif" style:font-name-complex="Liberation Serif"/>
    </style:style>
    <style:style style:name="P12" style:family="paragraph" style:parent-style-name="Standard">
      <style:paragraph-properties fo:margin-top="0cm" fo:margin-bottom="0.353cm" loext:contextual-spacing="false" fo:line-height="100%" fo:text-align="start" style:justify-single-word="false"/>
      <style:text-properties style:use-window-font-color="true" style:font-name="Liberation Serif" fo:font-size="12pt" fo:font-weight="normal" officeooo:paragraph-rsid="000c2453" fo:background-color="transparent" style:font-name-asian="Liberation Serif" style:font-name-complex="Liberation Serif"/>
    </style:style>
    <style:style style:name="P13" style:family="paragraph" style:parent-style-name="Standard">
      <style:paragraph-properties fo:margin-top="0cm" fo:margin-bottom="0.353cm" loext:contextual-spacing="false" fo:line-height="100%" fo:text-align="start" style:justify-single-word="false"/>
      <style:text-properties style:use-window-font-color="true" style:font-name="Liberation Serif" fo:font-size="12pt" fo:font-weight="normal" officeooo:paragraph-rsid="00436f70" fo:background-color="transparent" style:font-name-asian="Liberation Serif" style:font-name-complex="Liberation Serif"/>
    </style:style>
    <style:style style:name="P14" style:family="paragraph" style:parent-style-name="Standard">
      <style:paragraph-properties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15" style:family="paragraph" style:parent-style-name="Standard">
      <style:paragraph-properties fo:line-height="100%" fo:text-align="start" style:justify-single-word="false"/>
      <style:text-properties style:use-window-font-color="true" style:font-name="Liberation Serif" fo:font-size="12pt" fo:language="de" fo:country="DE" fo:font-weight="normal" officeooo:paragraph-rsid="005f2dbc" fo:background-color="transparent" style:font-name-asian="Liberation Serif" style:font-weight-asian="normal" style:font-name-complex="Liberation Serif" style:font-weight-complex="normal"/>
    </style:style>
    <style:style style:name="P16" style:family="paragraph" style:parent-style-name="Standard">
      <style:text-properties fo:language="de" fo:country="DE" officeooo:rsid="00084168" officeooo:paragraph-rsid="005f2dbc"/>
    </style:style>
    <style:style style:name="P17" style:family="paragraph" style:parent-style-name="Standard">
      <style:text-properties fo:language="de" fo:country="DE" officeooo:rsid="00016d1c" officeooo:paragraph-rsid="005f2dbc"/>
    </style:style>
    <style:style style:name="P18" style:family="paragraph" style:parent-style-name="Standard">
      <style:text-properties fo:language="de" fo:country="DE" officeooo:rsid="0004d1d3" officeooo:paragraph-rsid="005f2dbc"/>
    </style:style>
    <style:style style:name="T1"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bold" fo:background-color="transparent" loext:char-shading-value="0" style:font-name-asian="Liberation Serif" style:font-name-complex="Liberation Serif"/>
    </style:style>
    <style:style style:name="T3" style:family="text">
      <style:text-properties fo:language="en" fo:country="US" style:font-size-asian="11pt"/>
    </style:style>
    <style:style style:name="T4" style:family="text">
      <style:text-properties fo:language="en" fo:country="US" officeooo:rsid="000b3f98" style:font-size-asian="11pt"/>
    </style:style>
    <style:style style:name="T5" style:family="text">
      <style:text-properties fo:language="en" fo:country="US" officeooo:rsid="003901c4" style:font-size-asian="11pt"/>
    </style:style>
    <style:style style:name="T6" style:family="text">
      <style:text-properties fo:language="en" fo:country="US" officeooo:rsid="00390cdb" style:font-size-asian="11pt"/>
    </style:style>
    <style:style style:name="T7" style:family="text">
      <style:text-properties fo:language="en" fo:country="US" officeooo:rsid="0043ca0b" style:font-size-asian="11pt"/>
    </style:style>
    <style:style style:name="T8" style:family="text">
      <style:text-properties fo:language="en" fo:country="US" fo:font-weight="normal" style:font-size-asian="11pt"/>
    </style:style>
    <style:style style:name="T9" style:family="text">
      <style:text-properties fo:language="en" fo:country="US" fo:font-weight="normal" officeooo:rsid="000dfd79" style:font-size-asian="11pt"/>
    </style:style>
    <style:style style:name="T10" style:family="text">
      <style:text-properties officeooo:rsid="000c2453"/>
    </style:style>
    <style:style style:name="T11" style:family="text">
      <style:text-properties officeooo:rsid="0017a7ce"/>
    </style:style>
    <style:style style:name="T12" style:family="text">
      <style:text-properties officeooo:rsid="00190c1e"/>
    </style:style>
    <style:style style:name="T13" style:family="text">
      <style:text-properties officeooo:rsid="001aad4f"/>
    </style:style>
    <style:style style:name="T14" style:family="text">
      <style:text-properties officeooo:rsid="001ca226"/>
    </style:style>
    <style:style style:name="T15" style:family="text">
      <style:text-properties officeooo:rsid="00205c62"/>
    </style:style>
    <style:style style:name="T16" style:family="text">
      <style:text-properties officeooo:rsid="00222f66"/>
    </style:style>
    <style:style style:name="T17" style:family="text">
      <style:text-properties officeooo:rsid="002785d5"/>
    </style:style>
    <style:style style:name="T18" style:family="text">
      <style:text-properties officeooo:rsid="00295386"/>
    </style:style>
    <style:style style:name="T19" style:family="text">
      <style:text-properties officeooo:rsid="002af1d4"/>
    </style:style>
    <style:style style:name="T20" style:family="text">
      <style:text-properties officeooo:rsid="002ba174"/>
    </style:style>
    <style:style style:name="T21" style:family="text">
      <style:text-properties officeooo:rsid="002be889"/>
    </style:style>
    <style:style style:name="T22" style:family="text">
      <style:text-properties officeooo:rsid="002f0dd1"/>
    </style:style>
    <style:style style:name="T23" style:family="text">
      <style:text-properties officeooo:rsid="00335c28"/>
    </style:style>
    <style:style style:name="T24" style:family="text">
      <style:text-properties officeooo:rsid="003b2719"/>
    </style:style>
    <style:style style:name="T25" style:family="text">
      <style:text-properties officeooo:rsid="003e584f"/>
    </style:style>
    <style:style style:name="T26" style:family="text">
      <style:text-properties officeooo:rsid="004211a0"/>
    </style:style>
    <style:style style:name="T27" style:family="text">
      <style:text-properties officeooo:rsid="0043e9b1"/>
    </style:style>
    <style:style style:name="T28" style:family="text">
      <style:text-properties officeooo:rsid="00451513"/>
    </style:style>
    <style:style style:name="T29" style:family="text">
      <style:text-properties officeooo:rsid="0046dc9f"/>
    </style:style>
    <style:style style:name="T30" style:family="text">
      <style:text-properties officeooo:rsid="00476daa"/>
    </style:style>
    <style:style style:name="T31" style:family="text">
      <style:text-properties officeooo:rsid="004c33cc"/>
    </style:style>
    <style:style style:name="T32" style:family="text">
      <style:text-properties officeooo:rsid="004e1cf6"/>
    </style:style>
    <style:style style:name="T33" style:family="text">
      <style:text-properties officeooo:rsid="0050e202"/>
    </style:style>
    <style:style style:name="T34" style:family="text">
      <style:text-properties officeooo:rsid="0057799b"/>
    </style:style>
    <style:style style:name="T35" style:family="text">
      <style:text-properties officeooo:rsid="00595bed"/>
    </style:style>
    <style:style style:name="T36" style:family="text">
      <style:text-properties officeooo:rsid="005bbecc"/>
    </style:style>
    <style:style style:name="T37" style:family="text">
      <style:text-properties officeooo:rsid="0006a02e"/>
    </style:style>
    <style:style style:name="T38" style:family="text">
      <style:text-properties officeooo:rsid="000289b2"/>
    </style:style>
    <style:style style:name="T39" style:family="text">
      <style:text-properties officeooo:rsid="00084168"/>
    </style:style>
    <style:style style:name="T40" style:family="text">
      <style:text-properties officeooo:rsid="005f2dbc"/>
    </style:style>
    <style:style style:name="fr1" style:family="graphic" style:parent-style-name="OLE">
      <style:graphic-properties style:vertical-pos="top" style:vertical-rel="baseline" draw:ole-draw-aspect="1" draw:visible-area-top="0cm" draw:visible-area-width="5.002cm" draw:visible-area-height="5.002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ortrag:</text:p>
      <text:p text:style-name="P10"/>
      <text:p text:style-name="P10"/>
      <text:p text:style-name="P3"><text:span text:style-name="T11">Wir bauen unseren Microcontroller mit der </text:span>AVR-Architektur und als Übertragungssensor <text:span text:style-name="T12">nutzen wir den</text:span> TI CC1101.</text:p>
      <text:p text:style-name="P10"/>
      <text:p text:style-name="P8">Einschub AVR-Infos:</text:p>
      <text:p text:style-name="P3">Die AVR-Microcontroller sind ausgelegt um effizienten Ausführung von C-Code zu gestalten.</text:p>
      <text:p text:style-name="P10"/>
      <text:p text:style-name="P3">Wir alle drei hatten am Anfang gar keine Vorkenntisse über die AVR-Technologie. <text:span text:style-name="T13">Um ein besseres Verständis zu erlangen</text:span> haben wir uns ein <text:span text:style-name="T13">Elegoo UNO</text:span> Startet-Kit gekauft um uns mit allem bekannt zu machen. <text:span text:style-name="T13">Das Elegoo Uno unterscheidet sich in so gut wie nichts zu dem Arduino Uno. </text:span>Das Starter-Kit beinhaltet <text:span text:style-name="T14">neben dem Eleggo unterschiedlichste </text:span>Sensoren.</text:p>
      <text:p text:style-name="P3">Mit dem Ausprobieren von Sensoren entwickelten sich auch langsam Ideen für unser IoT-Projekt. Aber <text:span text:style-name="T15">für unser ersten AVR-Projekt </text:span>wollten wir nicht allzu schwer starten und entschieden <text:span text:style-name="T36">uns </text:span>für eine nicht so spektakuläre Wetterstation.</text:p>
      <text:p text:style-name="P10"/>
      <text:p text:style-name="P4">Mit dem Arduino hatten wir <text:span text:style-name="T16">den Temperatursensor </text:span>bald am Laufen und auch das Verbinden mit dem CC1101 funktionierte ohne große Probleme. Wir testeten die Übertragung mit dem Arduino im Praktikumsraum und schickten Temperatur und Luftfeuchtigkeit <text:span text:style-name="T17">von CC1101 zu</text:span> CC1101.</text:p>
      <text:p text:style-name="P10"/>
      <text:p text:style-name="P3"><text:span text:style-name="T19">Unser</text:span> nächste <text:span text:style-name="T18">Schritt</text:span> war nun das Arduino weck zu lassen und einen Standalone Microcontroller auf dem Breadboard zu bauen.</text:p>
      <text:p text:style-name="P3">Für unseren Controller verwenden wir einen ATmel Atmega328p Chip, also denselben der auch im Arduino Uno verbaut ist.</text:p>
      <text:p text:style-name="P8">Einschub 328p:</text:p>
      <text:p text:style-name="P16">Der Atmel ATmega328p ist ein 8-bit AVR-Microkontroller, welcher mit einerSpannung von zwischen 1,8 bis 5,5 Volt und bis zu einer maximalen Taktrate bis zu 20MegaHerz arbeitet.</text:p>
      <text:p text:style-name="P17">Die Atmega Chips haben immer das gleiche Schema in der <text:span text:style-name="T37">Namensgebung.</text:span></text:p>
      <text:p text:style-name="P17">z.B. bei Atmega 328p</text:p>
      <text:p text:style-name="P17">1. Die Baureihe (hier Atmega)</text:p>
      <text:p text:style-name="P17">2. Eine Nummer (immer Zweierpotenz), welche die Größe des Flash-Speichers angibt. Also in unserem Beispiel sind das 32 KiB</text:p>
      <text:p text:style-name="P17">3. Nach dem Flash-Speicher können bis zu drei weiter<text:span text:style-name="T37">e</text:span> Ziffern folgen. Diese definieren die <text:span text:style-name="T38">Baureihe, die </text:span><text:s/>Anzahl der I/O Pins <text:span text:style-name="T38">und Zusatzfunktionen an</text:span>. Bei unserem Chip haben wir nur eine Ziffer, die 8. <text:span text:style-name="T38">Wir haben hier die neuste Baureihe von 4 bis 32 KiB Flash-Speicher, ein mit 28 – 32 pinkompatibel Gehäuse und verbesserte Funktionen, wie z.B. Timern. Mit ihrer Hilfe ist es möglich, in regelmäßigen Zeitabständen Aktionen zu veranlassen.</text:span></text:p>
      <text:p text:style-name="P18">4. An vierter Stelle kommen bis zu zwei Buchstaben, die für die Revision und spezielle stromsparende Architektur stehen. Das P steht für Pico-Power. <text:span text:style-name="T39">Es erlaubt den Mikrocontroller mit einer niedrigeren Volt Anforderungen zu arbeiten</text:span></text:p>
      <text:p text:style-name="P15"><text:span text:style-name="T37">5. Zuletzt kommt ein Bindestrich und bis zu zwei weiteren Buchstaben, die die Bauform angeben. PU steht für ein bleifreies DIP-Gehäuse (Dual in-line package → längliches Gehäuse)</text:span></text:p>
      <text:p text:style-name="P8"/>
      <text:p text:style-name="P5"><text:span text:style-name="T40">(</text:span>Der <text:span text:style-name="T20">Atmel Atmega 328p ist ein 8-bit AVR-</text:span>Microcontroller <text:span text:style-name="T21">mit einem ISP </text:span>Flashspeicher von 32 KIB. <text:span text:style-name="T22">Erreicht eine CPU-Geschwindigkeit von bis zu 20 MIPS. 2KB SRAM, ...</text:span></text:p>
      <text:p text:style-name="P5">insgesamt 28 Pins.<text:span text:style-name="T40">)</text:span></text:p>
      <text:p text:style-name="P10"/>
      <text:p text:style-name="P3">Mit Einblick ins Datasheet des ATmega Chips konnten wir den Micocontroller richtig anschließen. Da wir fast alles zu Hause erledigt haben und nicht die <text:span text:style-name="T23">Geräte</text:span> im Praktikumsraum benutzen konnten, verwendet wir für die Stromversorgung unseres MCU den Elegoo Power MB v2. (Foto auf Folie). Mit ihm ist es uns möglich den MCU mit 3.3 oder 5 Volt zu versorgen.</text:p>
      <text:p text:style-name="P10"><text:soft-page-break/></text:p>
      <text:p text:style-name="P3">Um den Chip zu programmieren verwenden wir den Pololu Programmer v2.</text:p>
      <text:p text:style-name="P8">Einschub pololu: done</text:p>
      <text:p text:style-name="P11"><text:span text:style-name="T3">Der Pololu USB AVR-Programmer ist ein kompakter ISP (In-System Programmer) für AVR Mikrocontroller. Der Programmer stellt ein Interface zur Übertragung eines kompilierten AVR Program</text:span><text:span text:style-name="T5">m</text:span><text:span text:style-name="T3">s vom PC zum Flash Speicher des Chips zur </text:span><text:span text:style-name="T6">V</text:span><text:span text:style-name="T3">erfügung. Da er zwei Ports besitzt, kann er auch als Schnittstelle für einen seriellen Monitor verwendet werden, indem man den Tx Ausgang des Chips an den Rx Eingang des Programmer steckt.</text:span></text:p>
      <text:p text:style-name="P11">Beim Suchen einer Entwicklungsumgebung für Windows ist uns als erstes Atmel Studio (ehemaliges AVR-Studio) vorgeschlagen worden. Ohne Vorkenntnisse und weiteres Suchen nach vielleicht besseren Alternativen arbeiteten wir uns dort ein.</text:p>
      <text:p text:style-name="P3">Durch ein paar einfachen Schritten wie das Installieren der Software WinAVR, das Einstellen des richtigen Microcontrollers und das Ei<text:span text:style-name="T24">n</text:span>richten des Programmers konnten wir bald den ersten Sketch auf unseren <text:span text:style-name="T25">S</text:span>tandalone MCU hochladen.</text:p>
      <text:p text:style-name="P3"/>
      <text:p text:style-name="P3"/>
      <text:p text:style-name="P8">Einschub WinAVR: done</text:p>
      <text:p text:style-name="P12"><text:span text:style-name="T3">W</text:span><text:span text:style-name="T4">in</text:span><text:span text:style-name="T3">AVR ist ein kostenloser C und C++ Compiler für alle AVR-Mikrocontroller auf GNU Basis. WinAVR enthält neben dem Compiler und den erforderlichen Zusatzprogrammen, den sogenannten Binutils, noch einige andere Pakete, z.B. die Bibliotheken avr-libc oder avr-io, die Programmiersoftware AVRDUDE und den Editor Programmer's Notepad.</text:span></text:p>
      <text:p text:style-name="P13"><text:span text:style-name="T3">Nun allerdings </text:span><text:span text:style-name="T7">begannen wir </text:span><text:span text:style-name="T3">wieder von Anfang an mit einfachen Blink Sketch</text:span><text:span text:style-name="T7">es um uns in der neuen Umgebung einzugewöhnen.</text:span></text:p>
      <text:p text:style-name="P3">Wir verwenden kein Arduino Framework <text:span text:style-name="T26">zum Programmieren unseres Microcontrollers</text:span>, deshalb mussten wir Methoden wie pinMode, digitalRead und digitalWrite selber schreiben. Anstelle von Arduino importieren wir <text:span text:style-name="T27">nur die</text:span> avr.io Bibliothek,<text:span text:style-name="T10">die von WinAVR zu Verfügung gestellt wurde</text:span>, die uns Daten über den Ports für den jeweiligen MCU zur Verfügung stellt.</text:p>
      <text:p text:style-name="P8">Einschub pinMode,…: done</text:p>
      <text:p text:style-name="P10"/>
      <text:p text:style-name="P6"><text:span text:style-name="T28">Nach dem Implementieren dieser Funktionen </text:span>konnten wir <text:span text:style-name="T29">nun </text:span>auch einzelne Arduino Bibliotheken auf unserem Microcontroller hochladen.</text:p>
      <text:p text:style-name="P6"/>
      <text:p text:style-name="P7">Atmel Studio besitzt leider keinen wirklich brauchbaren Seriellen Monitor, deshalb installierten wir uns die Software “Tera Term” mit dem wir die Ausgaben kontrollieren konnten.</text:p>
      <text:p text:style-name="P9">Einschub Tera Term: done</text:p>
      <text:p text:style-name="P9"><text:span text:style-name="T8">Tera Term ist ein kostenloser Terminal-Emulator, der einfach einzurichten ist. Beim starten des Terminals kann man den Port auswählen, dessen Ausgabe man anzeigen lassen will. In unserem Beispiel war das der COM5 vom Pololu A</text:span><text:span text:style-name="T9">VR</text:span><text:span text:style-name="T8"> Programmer.</text:span></text:p>
      <text:p text:style-name="P6"/>
      <text:p text:style-name="P6"><text:span text:style-name="T29">Kommen wir zu unserem Sensor. </text:span>Zum Messen von Temperatur und Luftfeuchtigkeit verwenden wie einen DHT11-Sensor.</text:p>
      <text:p text:style-name="P8">Einschub DHT11 (kurze Erkärung):</text:p>
      <text:p text:style-name="P3">Diesen zum Laufen zu bringen brachte jedoch <text:span text:style-name="T30">in Hinblick auf </text:span>den anderen Sketches zuvor mehrere Schwierigkeiten.</text:p>
      <text:p text:style-name="P3"/>
      <text:p text:style-name="P3">Der Sensor spuckte allerdings keine brauchbaren Werte aus und brach immer wieder mit verschiedenen Fehlern ab. (oder mit 105??)</text:p>
      <text:p text:style-name="P10"/>
      <text:p text:style-name="P3"><text:soft-page-break/>Wir entschlossen uns statt dem internen Oszillator des Microcontrollers, der eine Taktrate von bis zu 8Mhz erreichen kann, auf einen externen Quarz mit den selben Mhz wie <text:span text:style-name="T31">dem</text:span> Arduino, also 16Mhz, umzusteigen.</text:p>
      <text:p text:style-name="P3">Zwar wird in mehreren Foren erwähnt, dass für Sensoren wie einem Temperatur-Sensor der interne Oszillator leicht ausreichen müsste, aber wir versuchten es trotzdem.</text:p>
      <text:p text:style-name="P3">Nach dem Einbauen des 16Mhz Quarz und dem Einstellen der Fuse-Bits bei den Programmer-Einstellungen lief nun auch der DHT11-Temperatursensor ohne Probleme, ohne den Code von vorher <text:span text:style-name="T32">verändert zu haben</text:span>. Ob es nun wirklich an der Ungenauigkeit des internen Oszillator gelegen hat oder an etwas Andere<text:span text:style-name="T33">m</text:span> wissen wir leider nicht.</text:p>
      <text:p text:style-name="P3">Da ja auch zu sagen ist, dass je höher die Taktrate des MCU ist, der Stromverbrauch ansteigt.</text:p>
      <text:p text:style-name="P8">Einschub Fuse-Bits:</text:p>
      <text:p text:style-name="P10"/>
      <text:p text:style-name="P3">Dazu unseren DHT Code kurz erklärt und wie der Sensor arbeitet.</text:p>
      <text:p text:style-name="P10"/>
      <text:p text:style-name="P8">Einschub DHT11 (ausführlich):</text:p>
      <text:p text:style-name="P8">Power:</text:p>
      <text:p text:style-name="P3">Der DHT11 Sensor wird mit 3,3 – 5.5VDC versorgt. Bei unserem Microcontroller verwenden wir für die Versorgung eine Spannung von 5 Volt.</text:p>
      <text:p text:style-name="P10"/>
      <text:p text:style-name="P1"><text:span text:style-name="T2">Communication Process:</text:span><text:span text:style-name="T1"> Serial Interface(Single-Wire Two-Way)</text:span></text:p>
      <text:p text:style-name="P3">Für die Kommunikation und die Synchonisation zwischen dem MCU und dem Temperatursensor wird das Single-bus data format verwendet.</text:p>
      <text:p text:style-name="P3">Ein Kommunikationsprozess dauert in etwa 4 ms.</text:p>
      <text:p text:style-name="P10"/>
      <text:p text:style-name="P3">Vom Sensor werden 40 bits Daten übermitteltet. Wobei 2 mal die Temperatur und 2 mal die Feuchtigkeit übertragen wird, jeweils einmal in dezimal und einmal in integral. Das letzte Byte ist eine Checksumme, die aus den letzten 8bits der Addition der gesamten vorherigen Bits zustande kommt um nochmal eine Kontrolle zu haben ob die Übertragung richtig oder falsch war.</text:p>
      <text:p text:style-name="P10"/>
      <text:p text:style-name="P8">Communication Process:</text:p>
      <text:p text:style-name="P3">Der Kommunikations-Prozess gestaltet sich wie folgt: Zu Beginn schickt der MicroController ein Start-Signal an den Sensor. Daraufhin schaltet der Sensor in den running-mode. Nun antwortet der Sensor mit einem Signal von 40-bit Daten, die vorher schon angesprochen wurden, und sobald die Daten übermittelt wurden geht der Sensor wieder in den low-power-consumption mode über.</text:p>
      <text:p text:style-name="P10"/>
      <text:p text:style-name="P1"><draw:frame draw:style-name="fr1" draw:name="1" text:anchor-type="as-char" svg:width="17.013cm" style:rel-width="scale" svg:height="5.292cm" style:rel-height="scale" draw:z-index="0"><draw:object-ole xlink:href="./OleObj1" xlink:type="simple" xlink:show="embed" xlink:actuate="onLoad"/><draw:image xlink:href="./ObjectReplacements/OleObj1" xlink:type="simple" xlink:show="embed" xlink:actuate="onLoad"/></draw:frame></text:p>
      <text:p text:style-name="P3">Start Signal:</text:p>
      <text:p text:style-name="P3">Data Single-bus free status ist auf high voltage level. Unser Programm setzt den Data Single-bus von high auf low, dieser Vorgang muss eine bestimmte Zeit dauern, sodass der Sensor unser Signal erhält. Nun können wir den Bus wieder auf high setzen und warten auf die Antwort des DHT.</text:p>
      <text:p text:style-name="P10"/>
      <text:p text:style-name="P3">Sobald der Sensor das Start Signal erhalten hat passieren noch einige Start-Prozeduren, wie wir hier sehen können (Code). Wir können dadurch nochmals feststellen ob für die Übertragung der Daten <text:soft-page-break/>alles klappt, ansonsten wird die Übertragung abgebrochen und ein Fehler zurückgegeben. Sind diese Prozeduren erfolgreich abgeschlossen beginnt nun der eigentliche Datenaustausch.</text:p>
      <text:p text:style-name="P10"/>
      <text:p text:style-name="P3">Jedes bit wird folgendermaßen übertragen:</text:p>
      <text:p text:style-name="P3">Der Sensor beginnt mit einem 50us low-voltage-level, die Länge des darauffolgende high-voltage-level bestimmt dann den Wert 1 oder 0. Dauert das Signal zwischen 26-28us dann überträgt er eine “0”, hat das Signal eine Länge von 70us überträgt der DHT eine “1”.</text:p>
      <text:p text:style-name="P3">Ist das 40. und letzte Bit übertragen folgt ein pull down des voltage level für 50us. Danach geht der Single-Bus voltage zurück in den free status.</text:p>
      <text:p text:style-name="P10"/>
      <text:p text:style-name="P3">parse-Methode:</text:p>
      <text:p text:style-name="P3">Zum Abschluss sehen wir in der parse-Methode wie die empfangengen Daten verarbeitet werden und wie die Checksumme des DHT-Sensors zum Einsatz kommt.</text:p>
      <text:p text:style-name="P8">_____DHT fertig _________________________________________________________________</text:p>
      <text:p text:style-name="P10"/>
      <text:p text:style-name="P3">Da nun der Temperatur-Sensor verlässlich arbeitet, haben wir uns wieder dem CC1101 gewidmet. Zum Schluss gelang uns <text:span text:style-name="T34">dort </text:span>noch eine Kommunikation mit unserem Standalone MicroController und dem Arduino, <text:span text:style-name="T35">wie am Anfang von Arduino zu Arduino.</text:span></text:p>
      <text:p text:style-name="P10"/>
      <text:p text:style-name="P1"><text:span text:style-name="T1">I</text:span><text:span text:style-name="T2">n nächster Zeit ….</text:span></text:p>
      <text:p text:style-name="P3">Der DHT11-Sensor funktioniert nun, vielleicht werden wir unsere Wetterstation um einen weiteren Sensor erweitern.</text:p>
      <text:p text:style-name="P3">Natürlich müssen Details der Übertragung noch mit dem Station-Team besprochen werden. Und nach dem Abschluss die Platine bestellen und alles zusammenstelle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erif" svg:font-family="'Liberation Serif'"/>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5T11:11:13.042000000</dc:date>
    <meta:editing-duration>PT31M40S</meta:editing-duration>
    <meta:editing-cycles>51</meta:editing-cycles>
    <meta:generator>LibreOffice/6.1.4.2$Windows_X86_64 LibreOffice_project/9d0f32d1f0b509096fd65e0d4bec26ddd1938fd3</meta:generator>
    <meta:document-statistic meta:table-count="0" meta:image-count="0" meta:object-count="1" meta:page-count="4" meta:paragraph-count="68" meta:word-count="1443" meta:character-count="9816" meta:non-whitespace-character-count="8437"/>
  </office:meta>
</office:document-meta>
</file>